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28429" officeooo:paragraph-rsid="00228429"/>
    </style:style>
    <style:style style:name="P2" style:family="paragraph" style:parent-style-name="Standard">
      <style:paragraph-properties fo:margin-left="0cm" fo:margin-right="0cm" fo:margin-top="0.42cm" fo:margin-bottom="0cm" loext:contextual-spacing="false" fo:text-indent="0cm" style:auto-text-indent="false"/>
      <style:text-properties officeooo:rsid="00228429" officeooo:paragraph-rsid="00228429"/>
    </style:style>
    <style:style style:name="P3" style:family="paragraph" style:parent-style-name="Standard">
      <style:paragraph-properties fo:margin-left="0cm" fo:margin-right="0cm" fo:margin-top="0.42cm" fo:margin-bottom="0cm" loext:contextual-spacing="false" fo:line-height="150%" fo:text-indent="0cm" style:auto-text-indent="false"/>
      <style:text-properties officeooo:rsid="00228429" officeooo:paragraph-rsid="00228429"/>
    </style:style>
    <style:style style:name="P4" style:family="paragraph" style:parent-style-name="Text_20_body">
      <style:text-properties officeooo:rsid="0020e7ad" officeooo:paragraph-rsid="0020e7ad"/>
    </style:style>
    <style:style style:name="P5" style:family="paragraph" style:parent-style-name="Text_20_body">
      <style:paragraph-properties fo:line-height="150%"/>
      <style:text-properties officeooo:rsid="0020e7ad" officeooo:paragraph-rsid="0020e7ad"/>
    </style:style>
    <style:style style:name="P6" style:family="paragraph" style:parent-style-name="Text_20_body">
      <style:text-properties officeooo:rsid="00228429" officeooo:paragraph-rsid="00228429"/>
    </style:style>
    <style:style style:name="P7" style:family="paragraph" style:parent-style-name="Text_20_body">
      <style:paragraph-properties fo:line-height="150%"/>
      <style:text-properties officeooo:rsid="00228429" officeooo:paragraph-rsid="00228429"/>
    </style:style>
    <style:style style:name="P8" style:family="paragraph" style:parent-style-name="Text_20_body">
      <style:text-properties officeooo:rsid="0020e0fc" officeooo:paragraph-rsid="0020e0fc"/>
    </style:style>
    <style:style style:name="P9" style:family="paragraph" style:parent-style-name="Text_20_body">
      <style:paragraph-properties fo:line-height="150%"/>
      <style:text-properties officeooo:rsid="0020e0fc" officeooo:paragraph-rsid="0020e0fc"/>
    </style:style>
    <style:style style:name="P10" style:family="paragraph" style:parent-style-name="Text_20_body">
      <style:paragraph-properties fo:line-height="150%"/>
      <style:text-properties fo:font-weight="bold" officeooo:rsid="00228429" officeooo:paragraph-rsid="00228429" style:font-weight-asian="bold" style:font-weight-complex="bold"/>
    </style:style>
    <style:style style:name="P11" style:family="paragraph" style:parent-style-name="Text_20_body">
      <style:paragraph-properties fo:line-height="150%"/>
      <style:text-properties officeooo:rsid="002043ed" officeooo:paragraph-rsid="002043ed"/>
    </style:style>
    <style:style style:name="P12" style:family="paragraph" style:parent-style-name="Text_20_body">
      <style:paragraph-properties fo:margin-left="0cm" fo:margin-right="0cm" fo:margin-top="0.42cm" fo:margin-bottom="0.21cm" loext:contextual-spacing="false" fo:line-height="150%" fo:text-indent="0cm" style:auto-text-indent="false"/>
      <style:text-properties fo:font-weight="bold" officeooo:rsid="00228429" officeooo:paragraph-rsid="00228429" style:font-weight-asian="bold" style:font-weight-complex="bold"/>
    </style:style>
    <style:style style:name="T1" style:family="text">
      <style:text-properties officeooo:rsid="00265de2"/>
    </style:style>
    <style:style style:name="T2" style:family="text">
      <style:text-properties style:font-name="Times New Roman1" fo:font-size="14pt" fo:font-weight="bold" officeooo:rsid="00265de2" style:font-name-asian="Microsoft YaHei" style:font-size-asian="18.2000007629395pt" style:font-weight-asian="bold" style:font-name-complex="Mangal" style:font-size-complex="18.200000762939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Ernest Hemingway</text:span> – <text:span text:style-name="T2">Stařec a moře</text:span></text:h>
      <text:p text:style-name="P10">Informace ke knize</text:p>
      <text:p text:style-name="P11">literární druh: <text:span text:style-name="T1">epika</text:span></text:p>
      <text:p text:style-name="P11">literární žánr: <text:span text:style-name="T1">novela</text:span></text:p>
      <text:p text:style-name="P11">literární forma: <text:span text:style-name="T1">próza</text:span></text:p>
      <text:p text:style-name="P9">téma: Boj starce s rybou; nezdolnost člověka; vůle, která může překonat i tělesnou slabost. Myšlenky a úvahy starce; víra v Boha; silná vůle; odhodlání. Pokroky v technologii - kontrast mezi starcem se starými postupy a mladšími rybáři s lepší technikou (motorové čluny, …). Kontrast mezi nahlížením na dané skutečnosti (např. na moře) starce a mladšími rybáři (pro starce je moře ženského rodu, pro ostatní mužského)</text:p>
      <text:p text:style-name="P9">kdy: <text:span text:style-name="T1">40. léta 20. století – 3 dny</text:span></text:p>
      <text:p text:style-name="P9">kde: <text:span text:style-name="T1">moře u Kuby</text:span></text:p>
      <text:p text:style-name="P9">kompozice: <text:span text:style-name="T1">chronologická</text:span></text:p>
      <text:p text:style-name="P9">způsob vyprávění: <text:span text:style-name="T1">er-forma</text:span></text:p>
      <text:p text:style-name="P5">charakteristika postav: stařec (Santiago) - starý rybář; skromný, prostý, zkušený, odhodlaný</text:p>
      <text:p text:style-name="P5">chlapec (Manolin) - velmi obětavý, laskavý; pomocník při rybolovu; má starce rád</text:p>
      <text:p text:style-name="P7">jazykové prostředky: Psané spisovným jazykem, časté používání obecných výrazů (chlapec; moře; ryba), rybářské pojmenování (harpuna), přirovnání, personifikace, sebeoslovování (stařec oslovuje svoji ruku). Přímá i nepřímá řeč, častý monolog starce, kdy si povídá sám pro sebe nebo se dozvídáme jeho myšlenky, dialogy</text:p>
      <text:p text:style-name="P12">Kontext díla</text:p>
      <text:p text:style-name="P7">informace o autorovi: Ernest Hemingway byl americký spisovatel a novinář. Narodil se do rodiny lékaře. Za první světové války bojoval jako dobrovolník na italské frontě (byl těžce zraněn, popis v románu Sbohem armádo!). Po válce působil v Paříži, kde se stal hlavním představitelem tzv. ztracené generace. Hemingway obdržel Nobelovu cenu za umění vyprávět, které prokázal v díle Stařec a moře i za to, jak ovlivnil literární styl své doby. Získal rovněž Pulitzerovu cenu. Ve svých dílech vystupoval pod pseudonymem Nick Adams. Miloval ruské spisovatele, ženy, whisky, doutníky a lov. Svá poslední léta strávil na Kubě, kde pravděpodobně spáchal sebevraždu, protože trpěl depresemi.</text:p>
      <text:p text:style-name="P7"><text:soft-page-break/>charakteristika období a literárního směru: Ztracená generace - skupina amerických prozaiků, básníků a dramatiků, kteří byli poznamenáni první světovou válkou. Tito lidé vyjadřovali 1. světovou válku ve svých dílech a také nemohli nalézt smysl života a trpěli depresemi, neschopností zařadit se zpět do společnosti. Píše v dobách mezi válkami a po druhé světové válce. Jeho díla jsou též ovlivněna španělskou občanskou válkou (1936-1939), které se zúčastnil jako reportér.</text:p>
      <text:p text:style-name="P3">Děj: Děj se odehrává v rybářské vesničce na kubánském pobřeží nedaleko Havany. Hlavní postavou je zde starý rybář Santiago, jenž již po celých osmdesát čtyři dní nic nechytil. Přátelí se s Manolinem, s nímž dříve jezdil lovit a učil jej, jak chytat ryby. Rodiče mu však zakázali se starcem jezdit rybařit, protože už dlouho nic nechytil. Stařec se jednoho dne rozhodne, že zkusí štěstí a vypluje sám na moře. Pluje hodně daleko od pobřeží. Po několika hodinách narazí na marlina, velkého mečouna. Manolin a další rybáři jsou ale příliš daleko, a proto se pokusí chytit velkou rybu na vlastní pěst. 2 dny a 2 noci s rybou zápasí, nakonec se mu ji podaří ulovit. Mrtvého marlina přiváže k boku lodi a vrací se k pobřeží. Jenže během zpáteční cesty je napaden žraloky. Vyčerpaný stařec ví, že už nemá dost sil, aby je zabil. Přesto se nevzdává a snaží se je zahnat pomocí nože a kyje. 5. dne ráno se navrací do přístavu, ohlodanou rybí kostru nechává na pláži a odchází do své chatrče, kde jej najde Manolin. Ten má radost, že se stařec vrátil a že se mu nic nestalo. Slíbí mu, že bude opět jezdit na moře s ním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ázev_20_hlavní_20_kapitoly" style:display-name="Název hlavní kapitoly" style:family="paragraph" style:parent-style-name="Standard">
      <style:paragraph-properties fo:margin-top="0.499cm" fo:margin-bottom="0cm" loext:contextual-spacing="false"/>
      <style:text-properties fo:font-size="12pt" fo:font-weight="bold"/>
    </style:style>
    <style:style style:name="Název_20_textu" style:display-name="Název textu" style:family="paragraph" style:parent-style-name="Název_20_hlavní_20_kapitoly">
      <style:paragraph-properties fo:margin-top="0cm" fo:margin-bottom="0cm" loext:contextual-spacing="false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42cm" loext:contextual-spacing="false" fo:text-align="center" style:justify-single-word="false" fo:text-indent="-0.76cm" style:auto-text-indent="false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0-27T16:02:09.89</meta:creation-date>
    <meta:generator>LibreOffice/6.3.4.2$Windows_X86_64 LibreOffice_project/60da17e045e08f1793c57c00ba83cdfce946d0aa</meta:generator>
    <dc:date>2020-11-03T10:49:07.075000000</dc:date>
    <meta:editing-duration>PT1H36M9S</meta:editing-duration>
    <meta:editing-cycles>15</meta:editing-cycles>
    <meta:document-statistic meta:table-count="0" meta:image-count="0" meta:object-count="0" meta:page-count="2" meta:paragraph-count="17" meta:word-count="534" meta:character-count="3392" meta:non-whitespace-character-count="2873"/>
  </office:meta>
</office:document-meta>
</file>